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1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31.56mm"/>
    </style:style>
    <style:style style:name="co5" style:family="table-column">
      <style:table-column-properties fo:break-before="auto" style:column-width="40.73mm"/>
    </style:style>
    <style:style style:name="co6" style:family="table-column">
      <style:table-column-properties fo:break-before="auto" style:column-width="40.98mm"/>
    </style:style>
    <style:style style:name="co7" style:family="table-column">
      <style:table-column-properties fo:break-before="auto" style:column-width="20.11mm"/>
    </style:style>
    <style:style style:name="co8" style:family="table-column">
      <style:table-column-properties fo:break-before="auto" style:column-width="28.26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>
      <style:table-cell-properties fo:background-color="#5c2d91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6" style:family="table-cell" style:parent-style-name="Default">
      <style:table-cell-properties fo:background-color="#5c2d91"/>
    </style:style>
    <style:style style:name="ce3" style:family="table-cell" style:parent-style-name="Default" style:data-style-name="N0">
      <style:table-cell-properties fo:background-color="#b7dee8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7dee8"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b7dee8" fo:border="0.06pt solid #000000"/>
    </style:style>
    <style:style style:name="ce20" style:family="table-cell" style:parent-style-name="Default" style:data-style-name="N0">
      <style:table-cell-properties fo:background-color="#b7dee8" fo:border="0.06pt solid #000000"/>
      <style:text-properties fo:color="#000000"/>
    </style:style>
    <style:style style:name="ce4" style:family="table-cell" style:parent-style-name="Default" style:data-style-name="N0">
      <style:table-cell-properties fo:background-color="#b7dee8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de6a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de6a5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de6a5" fo:border="0.06pt solid #000000"/>
    </style:style>
    <style:style style:name="ce25" style:family="table-cell" style:parent-style-name="Default" style:data-style-name="N0">
      <style:table-cell-properties fo:background-color="#fde6a5" fo:border="0.06pt solid #000000"/>
      <style:text-properties fo:color="#000000"/>
    </style:style>
    <style:style style:name="ce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92d050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table:style-name="ce13" office:value-type="string" calcext:value-type="string">
            <text:p>EJERCICIO 1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Wtime</text:p>
          </table:table-cell>
          <table:table-cell table:style-name="ce4"/>
          <table:table-cell table:style-name="ce5"/>
          <table:table-cell table:style-name="ce5" office:value-type="string" calcext:value-type="string">
            <text:p>Aceleración</text:p>
          </table:table-cell>
          <table:table-cell table:style-name="ce5"/>
          <table:table-cell table:style-name="ce6"/>
          <table:table-cell table:style-name="ce6" office:value-type="string" calcext:value-type="string">
            <text:p>Eficiencia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Intentos</text:p>
          </table:table-cell>
          <table:table-cell table:style-name="ce7" office:value-type="string" calcext:value-type="string">
            <text:p>1 000</text:p>
          </table:table-cell>
          <table:table-cell table:style-name="ce7" office:value-type="string" calcext:value-type="string">
            <text:p>10 000</text:p>
          </table:table-cell>
          <table:table-cell table:style-name="ce7" office:value-type="string" calcext:value-type="string">
            <text:p>100 000</text:p>
          </table:table-cell>
          <table:table-cell table:style-name="ce8" office:value-type="string" calcext:value-type="string">
            <text:p>1 000</text:p>
          </table:table-cell>
          <table:table-cell table:style-name="ce8" office:value-type="string" calcext:value-type="string">
            <text:p>10 000</text:p>
          </table:table-cell>
          <table:table-cell table:style-name="ce8" office:value-type="string" calcext:value-type="string">
            <text:p>100 000</text:p>
          </table:table-cell>
          <table:table-cell table:style-name="ce9" office:value-type="string" calcext:value-type="string">
            <text:p>1 000</text:p>
          </table:table-cell>
          <table:table-cell table:style-name="ce9" office:value-type="string" calcext:value-type="string">
            <text:p>10 000</text:p>
          </table:table-cell>
          <table:table-cell table:style-name="ce9" office:value-type="string" calcext:value-type="string">
            <text:p>100 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 Proceso</text:p>
          </table:table-cell>
          <table:table-cell table:style-name="ce10" office:value-type="float" office:value="0.000761747" calcext:value-type="float">
            <text:p>0,000761747</text:p>
          </table:table-cell>
          <table:table-cell table:style-name="ce10" office:value-type="float" office:value="0.005309821" calcext:value-type="float">
            <text:p>0,005309821</text:p>
          </table:table-cell>
          <table:table-cell table:style-name="ce10" office:value-type="float" office:value="0.0516261" calcext:value-type="float">
            <text:p>0,0516261</text:p>
          </table:table-cell>
          <table:table-cell table:style-name="ce11" table:formula="of:=[.B4] / [.B4]" office:value-type="float" office:value="1" calcext:value-type="float">
            <text:p>1</text:p>
          </table:table-cell>
          <table:table-cell table:style-name="ce11" table:formula="of:=[.C4] / [.C4]" office:value-type="float" office:value="1" calcext:value-type="float">
            <text:p>1</text:p>
          </table:table-cell>
          <table:table-cell table:style-name="ce11" table:formula="of:=[.D4] / [.D4]" office:value-type="float" office:value="1" calcext:value-type="float">
            <text:p>1</text:p>
          </table:table-cell>
          <table:table-cell table:style-name="ce12" table:formula="of:=[.E4] / 1" office:value-type="float" office:value="1" calcext:value-type="float">
            <text:p>1</text:p>
          </table:table-cell>
          <table:table-cell table:style-name="ce12" table:formula="of:=[.F4] / 1" office:value-type="float" office:value="1" calcext:value-type="float">
            <text:p>1</text:p>
          </table:table-cell>
          <table:table-cell table:style-name="ce12" table:formula="of:=[.G4] / 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 Procesos</text:p>
          </table:table-cell>
          <table:table-cell table:style-name="ce10" office:value-type="float" office:value="0.000599146" calcext:value-type="float">
            <text:p>0,000599146</text:p>
          </table:table-cell>
          <table:table-cell table:style-name="ce10" office:value-type="float" office:value="0.002798562" calcext:value-type="float">
            <text:p>0,002798562</text:p>
          </table:table-cell>
          <table:table-cell table:style-name="ce10" office:value-type="float" office:value="0.0253251" calcext:value-type="float">
            <text:p>0,0253251</text:p>
          </table:table-cell>
          <table:table-cell table:style-name="ce11" table:formula="of:= [.B4] / [.B5]" office:value-type="float" office:value="1.27138794217102" calcext:value-type="float">
            <text:p>1,27138794217102</text:p>
          </table:table-cell>
          <table:table-cell table:style-name="ce11" table:formula="of:= [.C4] / [.C5]" office:value-type="float" office:value="1.89733906198969" calcext:value-type="float">
            <text:p>1,89733906198969</text:p>
          </table:table-cell>
          <table:table-cell table:style-name="ce11" table:formula="of:= [.D4] / [.D5]" office:value-type="float" office:value="2.03853489226104" calcext:value-type="float">
            <text:p>2,03853489226104</text:p>
          </table:table-cell>
          <table:table-cell table:style-name="ce12" table:formula="of:=[.E5] / 2" office:value-type="float" office:value="0.635693971085512" calcext:value-type="float">
            <text:p>0,635693971085512</text:p>
          </table:table-cell>
          <table:table-cell table:style-name="ce12" table:formula="of:=[.F5] / 2" office:value-type="float" office:value="0.948669530994847" calcext:value-type="float">
            <text:p>0,948669530994847</text:p>
          </table:table-cell>
          <table:table-cell table:style-name="ce12" table:formula="of:=[.G5] / 2" office:value-type="float" office:value="1.01926744613052" calcext:value-type="float">
            <text:p>1,01926744613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4 Procesos</text:p>
          </table:table-cell>
          <table:table-cell table:style-name="ce10" office:value-type="float" office:value="0.000277281" calcext:value-type="float">
            <text:p>0,000277281</text:p>
          </table:table-cell>
          <table:table-cell table:style-name="ce10" office:value-type="float" office:value="0.001755241" calcext:value-type="float">
            <text:p>0,001755241</text:p>
          </table:table-cell>
          <table:table-cell table:style-name="ce10" office:value-type="float" office:value="0.0129719" calcext:value-type="float">
            <text:p>0,0129719</text:p>
          </table:table-cell>
          <table:table-cell table:style-name="ce11" table:formula="of:=[.B4] / [.B6]" office:value-type="float" office:value="2.74720229658722" calcext:value-type="float">
            <text:p>2,74720229658722</text:p>
          </table:table-cell>
          <table:table-cell table:style-name="ce11" table:formula="of:=[.C4] / [.C6]" office:value-type="float" office:value="3.02512361550351" calcext:value-type="float">
            <text:p>3,02512361550351</text:p>
          </table:table-cell>
          <table:table-cell table:style-name="ce11" table:formula="of:=[.D4] / [.D6]" office:value-type="float" office:value="3.97984104101943" calcext:value-type="float">
            <text:p>3,97984104101943</text:p>
          </table:table-cell>
          <table:table-cell table:style-name="ce12" table:formula="of:=[.E6] / 4" office:value-type="float" office:value="0.686800574146804" calcext:value-type="float">
            <text:p>0,686800574146804</text:p>
          </table:table-cell>
          <table:table-cell table:style-name="ce12" table:formula="of:=[.F6] / 4" office:value-type="float" office:value="0.756280903875878" calcext:value-type="float">
            <text:p>0,756280903875878</text:p>
          </table:table-cell>
          <table:table-cell table:style-name="ce12" table:formula="of:=[.G6] / 4" office:value-type="float" office:value="0.994960260254858" calcext:value-type="float">
            <text:p>0,9949602602548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8 Procesos</text:p>
          </table:table-cell>
          <table:table-cell table:style-name="ce20" office:value-type="float" office:value="0.000526905" calcext:value-type="float">
            <text:p>0,000526905</text:p>
          </table:table-cell>
          <table:table-cell table:style-name="ce10" office:value-type="float" office:value="0.000894308" calcext:value-type="float">
            <text:p>0,000894308</text:p>
          </table:table-cell>
          <table:table-cell table:style-name="ce10" office:value-type="float" office:value="0.007655061" calcext:value-type="float">
            <text:p>0,007655061</text:p>
          </table:table-cell>
          <table:table-cell table:style-name="ce25" table:formula="of:=[.B4] / [.B7]" office:value-type="float" office:value="1.44570083791196" calcext:value-type="float">
            <text:p>1,44570083791196</text:p>
          </table:table-cell>
          <table:table-cell table:style-name="ce25" table:formula="of:=[.C4] / [.C7]" office:value-type="float" office:value="5.9373515612071" calcext:value-type="float">
            <text:p>5,9373515612071</text:p>
          </table:table-cell>
          <table:table-cell table:style-name="ce25" table:formula="of:=[.D4] / [.D7]" office:value-type="float" office:value="6.74404815324137" calcext:value-type="float">
            <text:p>6,74404815324137</text:p>
          </table:table-cell>
          <table:table-cell table:style-name="ce12" table:formula="of:=[.E7] / 8" office:value-type="float" office:value="0.180712604738995" calcext:value-type="float">
            <text:p>0,180712604738995</text:p>
          </table:table-cell>
          <table:table-cell table:style-name="ce12" table:formula="of:=[.F7] / 8" office:value-type="float" office:value="0.742168945150888" calcext:value-type="float">
            <text:p>0,742168945150888</text:p>
          </table:table-cell>
          <table:table-cell table:style-name="ce12" table:formula="of:=[.G7] / 8" office:value-type="float" office:value="0.843006019155171" calcext:value-type="float">
            <text:p>0,84300601915517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EJERCICIO 2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Wtime</text:p>
          </table:table-cell>
          <table:table-cell table:style-name="ce4"/>
          <table:table-cell table:style-name="ce5"/>
          <table:table-cell table:style-name="ce5" office:value-type="string" calcext:value-type="string">
            <text:p>Aceleración</text:p>
          </table:table-cell>
          <table:table-cell table:style-name="ce5"/>
          <table:table-cell table:style-name="ce6"/>
          <table:table-cell table:style-name="ce6" office:value-type="string" calcext:value-type="string">
            <text:p>Eficiencia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Intentos</text:p>
          </table:table-cell>
          <table:table-cell table:style-name="ce7" office:value-type="string" calcext:value-type="string">
            <text:p>1 000</text:p>
          </table:table-cell>
          <table:table-cell table:style-name="ce7" office:value-type="string" calcext:value-type="string">
            <text:p>10 000</text:p>
          </table:table-cell>
          <table:table-cell table:style-name="ce7" office:value-type="string" calcext:value-type="string">
            <text:p>100 000</text:p>
          </table:table-cell>
          <table:table-cell table:style-name="ce8" office:value-type="string" calcext:value-type="string">
            <text:p>1 000</text:p>
          </table:table-cell>
          <table:table-cell table:style-name="ce8" office:value-type="string" calcext:value-type="string">
            <text:p>10 000</text:p>
          </table:table-cell>
          <table:table-cell table:style-name="ce8" office:value-type="string" calcext:value-type="string">
            <text:p>100 000</text:p>
          </table:table-cell>
          <table:table-cell table:style-name="ce9" office:value-type="string" calcext:value-type="string">
            <text:p>1 000</text:p>
          </table:table-cell>
          <table:table-cell table:style-name="ce9" office:value-type="string" calcext:value-type="string">
            <text:p>10 000</text:p>
          </table:table-cell>
          <table:table-cell table:style-name="ce9" office:value-type="string" calcext:value-type="string">
            <text:p>100 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 Proceso</text:p>
          </table:table-cell>
          <table:table-cell table:style-name="ce10" office:value-type="float" office:value="0.00157" calcext:value-type="float">
            <text:p>0,00157</text:p>
          </table:table-cell>
          <table:table-cell table:style-name="ce10" office:value-type="float" office:value="0.001945" calcext:value-type="float">
            <text:p>0,001945</text:p>
          </table:table-cell>
          <table:table-cell table:style-name="ce10" office:value-type="float" office:value="0.01641" calcext:value-type="float">
            <text:p>0,01641</text:p>
          </table:table-cell>
          <table:table-cell table:style-name="ce11" table:formula="of:=[.B12] / [.B12]" office:value-type="float" office:value="1" calcext:value-type="float">
            <text:p>1</text:p>
          </table:table-cell>
          <table:table-cell table:style-name="ce11" table:formula="of:=[.C12] / [.C12]" office:value-type="float" office:value="1" calcext:value-type="float">
            <text:p>1</text:p>
          </table:table-cell>
          <table:table-cell table:style-name="ce11" table:formula="of:=[.D12] / [.D12]" office:value-type="float" office:value="1" calcext:value-type="float">
            <text:p>1</text:p>
          </table:table-cell>
          <table:table-cell table:style-name="ce12" table:formula="of:=[.E12] / 1" office:value-type="float" office:value="1" calcext:value-type="float">
            <text:p>1</text:p>
          </table:table-cell>
          <table:table-cell table:style-name="ce12" table:formula="of:=[.F12] / 1" office:value-type="float" office:value="1" calcext:value-type="float">
            <text:p>1</text:p>
          </table:table-cell>
          <table:table-cell table:style-name="ce12" table:formula="of:=[.G12] / 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 Procesos</text:p>
          </table:table-cell>
          <table:table-cell table:style-name="ce10" office:value-type="float" office:value="0.00082" calcext:value-type="float">
            <text:p>0,00082</text:p>
          </table:table-cell>
          <table:table-cell table:style-name="ce10" office:value-type="float" office:value="0.000925" calcext:value-type="float">
            <text:p>0,000925</text:p>
          </table:table-cell>
          <table:table-cell table:style-name="ce10" office:value-type="float" office:value="0.01049" calcext:value-type="float">
            <text:p>0,01049</text:p>
          </table:table-cell>
          <table:table-cell table:style-name="ce11" table:formula="of:= [.B12] / [.B13]" office:value-type="float" office:value="1.91463414634146" calcext:value-type="float">
            <text:p>1,91463414634146</text:p>
          </table:table-cell>
          <table:table-cell table:style-name="ce11" table:formula="of:= [.C12] / [.C13]" office:value-type="float" office:value="2.1027027027027" calcext:value-type="float">
            <text:p>2,1027027027027</text:p>
          </table:table-cell>
          <table:table-cell table:style-name="ce11" table:formula="of:= [.D12] / [.D13]" office:value-type="float" office:value="1.56434699714013" calcext:value-type="float">
            <text:p>1,56434699714013</text:p>
          </table:table-cell>
          <table:table-cell table:style-name="ce12" table:formula="of:=[.E13] / 2" office:value-type="float" office:value="0.957317073170732" calcext:value-type="float">
            <text:p>0,957317073170732</text:p>
          </table:table-cell>
          <table:table-cell table:style-name="ce12" table:formula="of:=[.F13] / 2" office:value-type="float" office:value="1.05135135135135" calcext:value-type="float">
            <text:p>1,05135135135135</text:p>
          </table:table-cell>
          <table:table-cell table:style-name="ce12" table:formula="of:=[.G13] / 2" office:value-type="float" office:value="0.782173498570067" calcext:value-type="float">
            <text:p>0,7821734985700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4 Procesos</text:p>
          </table:table-cell>
          <table:table-cell table:style-name="ce10" office:value-type="float" office:value="0.00049" calcext:value-type="float">
            <text:p>0,00049</text:p>
          </table:table-cell>
          <table:table-cell table:style-name="ce10" office:value-type="float" office:value="0.000823" calcext:value-type="float">
            <text:p>0,000823</text:p>
          </table:table-cell>
          <table:table-cell table:style-name="ce10" office:value-type="float" office:value="0.00525" calcext:value-type="float">
            <text:p>0,00525</text:p>
          </table:table-cell>
          <table:table-cell table:style-name="ce11" table:formula="of:=[.B12] / [.B14]" office:value-type="float" office:value="3.20408163265306" calcext:value-type="float">
            <text:p>3,20408163265306</text:p>
          </table:table-cell>
          <table:table-cell table:style-name="ce11" table:formula="of:=[.C12] / [.C14]" office:value-type="float" office:value="2.363304981774" calcext:value-type="float">
            <text:p>2,363304981774</text:p>
          </table:table-cell>
          <table:table-cell table:style-name="ce11" table:formula="of:=[.D12] / [.D14]" office:value-type="float" office:value="3.12571428571429" calcext:value-type="float">
            <text:p>3,12571428571429</text:p>
          </table:table-cell>
          <table:table-cell table:style-name="ce12" table:formula="of:=[.E14] / 4" office:value-type="float" office:value="0.801020408163265" calcext:value-type="float">
            <text:p>0,801020408163265</text:p>
          </table:table-cell>
          <table:table-cell table:style-name="ce12" table:formula="of:=[.F14] / 4" office:value-type="float" office:value="0.590826245443499" calcext:value-type="float">
            <text:p>0,590826245443499</text:p>
          </table:table-cell>
          <table:table-cell table:style-name="ce12" table:formula="of:=[.G14] / 4" office:value-type="float" office:value="0.781428571428571" calcext:value-type="float">
            <text:p>0,7814285714285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8 Procesos</text:p>
          </table:table-cell>
          <table:table-cell table:style-name="ce20" office:value-type="float" office:value="0.00212" calcext:value-type="float">
            <text:p>0,00212</text:p>
          </table:table-cell>
          <table:table-cell table:style-name="ce10" office:value-type="float" office:value="0.000791" calcext:value-type="float">
            <text:p>0,000791</text:p>
          </table:table-cell>
          <table:table-cell table:style-name="ce10" office:value-type="float" office:value="0.00274" calcext:value-type="float">
            <text:p>0,00274</text:p>
          </table:table-cell>
          <table:table-cell table:style-name="ce25" table:formula="of:=[.B12] / [.B15]" office:value-type="float" office:value="0.740566037735849" calcext:value-type="float">
            <text:p>0,740566037735849</text:p>
          </table:table-cell>
          <table:table-cell table:style-name="ce25" table:formula="of:=[.C12] / [.C15]" office:value-type="float" office:value="2.45891276864728" calcext:value-type="float">
            <text:p>2,45891276864728</text:p>
          </table:table-cell>
          <table:table-cell table:style-name="ce25" table:formula="of:=[.D12] / [.D15]" office:value-type="float" office:value="5.98905109489051" calcext:value-type="float">
            <text:p>5,98905109489051</text:p>
          </table:table-cell>
          <table:table-cell table:style-name="ce12" table:formula="of:=[.E15] / 8" office:value-type="float" office:value="0.0925707547169811" calcext:value-type="float">
            <text:p>0,092570754716981</text:p>
          </table:table-cell>
          <table:table-cell table:style-name="ce12" table:formula="of:=[.F15] / 8" office:value-type="float" office:value="0.30736409608091" calcext:value-type="float">
            <text:p>0,30736409608091</text:p>
          </table:table-cell>
          <table:table-cell table:style-name="ce12" table:formula="of:=[.G15] / 8" office:value-type="float" office:value="0.748631386861314" calcext:value-type="float">
            <text:p>0,748631386861314</text:p>
          </table:table-cell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initial-creator/>
    <meta:creation-date>2006-09-16T00:00:00Z</meta:creation-date>
    <dc:date>2018-11-01T14:03:18.894000000</dc:date>
    <meta:editing-duration>PT7M44S</meta:editing-duration>
    <meta:editing-cycles>2</meta:editing-cycles>
    <meta:document-statistic meta:table-count="1" meta:cell-count="108" meta:object-count="0"/>
  </office:meta>
</office:document-meta>
</file>